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bbcd" officeooo:paragraph-rsid="000bbbcd"/>
    </style:style>
    <style:style style:name="P2" style:family="paragraph" style:parent-style-name="Standard" style:list-style-name="L2">
      <style:text-properties officeooo:rsid="000bbbcd" officeooo:paragraph-rsid="000bbbcd"/>
    </style:style>
    <style:style style:name="P3" style:family="paragraph" style:parent-style-name="Standard" style:list-style-name="L2">
      <style:text-properties officeooo:paragraph-rsid="000bbbcd"/>
    </style:style>
    <style:style style:name="P4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0bbbcd" officeooo:paragraph-rsid="000bbbcd" style:font-size-asian="24pt" style:font-weight-asian="bold" style:font-size-complex="24pt" style:font-weight-complex="bold"/>
    </style:style>
    <style:style style:name="T1" style:family="text">
      <style:text-properties officeooo:rsid="000bbbc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Quelle est la source de notre connaissance ?</text:p>
      <text:p text:style-name="P1"/>
      <text:p text:style-name="P1">3 thèses : l’empirisme, le rationalisme, et le réalisme modéré </text:p>
      <text:p text:style-name="P1"/>
      <text:list xml:id="list4259491639347919068" text:style-name="L2">
        <text:list-item>
          <text:p text:style-name="P3"><text:span text:style-name="T1">L’empirisme : </text:span></text:p>
          <text:list>
            <text:list-item>
              <text:p text:style-name="P2">Notre connaissance provient exclusivement de l’expérience. </text:p>
              <text:p text:style-name="P2">Cela inclut les sens et l’apprentissage </text:p>
              <text:list>
                <text:list-item>
                  <text:p text:style-name="P2">Locke : « L’expérience est le fondement de toutes connaissances, c’est de là que nos idées tirent leur première origine. » </text:p>
                </text:list-item>
                <text:list-item>
                  <text:p text:style-name="P2">Quelques thèses importantes :</text:p>
                  <text:list>
                    <text:list-item>
                      <text:p text:style-name="P2">Il n’y a pas d’idées innées, ni de concepts abstraits 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15:42:31.720000000</meta:creation-date>
    <dc:date>2019-04-05T15:52:00.154000000</dc:date>
    <meta:editing-duration>PT9M28S</meta:editing-duration>
    <meta:editing-cycles>1</meta:editing-cycles>
    <meta:document-statistic meta:table-count="0" meta:image-count="0" meta:object-count="0" meta:page-count="1" meta:paragraph-count="8" meta:word-count="73" meta:character-count="432" meta:non-whitespace-character-count="367"/>
    <meta:generator>LibreOffice/5.1.6.2$Windows_x86 LibreOffice_project/07ac168c60a517dba0f0d7bc7540f5afa45f0909</meta:generator>
  </office:meta>
</office:document-meta>
</file>